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style:font-name="Rubik"/>
    </style:style>
    <style:style style:name="P2" style:family="paragraph" style:parent-style-name="Standard">
      <style:text-properties style:font-name="Rubik" fo:font-weight="normal" style:font-weight-asian="normal" style:font-weight-complex="normal" loext:padding="0cm" loext:border="none"/>
    </style:style>
    <style:style style:name="T1" style:family="text">
      <style:text-properties style:font-name="inherit"/>
    </style:style>
    <style:style style:name="T2" style:family="text">
      <style:text-properties fo:font-weight="normal" style:font-weight-asian="normal" style:font-weight-complex="normal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uis en train de bidouiller mon système de jeu et je voudrais ton avis</text:p>
      <text:p text:style-name="P1">concrètement toutes les tâches du jeu, que ce soit fuir, être sneaky, cueillir des champignons ou se battre vont reposer sur le même type de proba avec 2 stats</text:p>
      <text:p text:style-name="P1">le seuil et la variation</text:p>
      <text:p text:style-name="P1">la variation, c'est à quelle point la plage de probabilités va être étendues (donc à quel point tes chances sont minces)</text:p>
      <text:p text:style-name="P1">le seuil, c'est tes chances d'y arriver, donc l'inverse</text:p>
      <text:p text:style-name="P1">concrètement, tu as par exemple </text:p>
      <text:p text:style-name="P1">Taper =&gt; Seuil = 3, Variation = 8 </text:p>
      <text:p text:style-name="P1">Ca veut dire qu'en combat, tu as 3 chances sur 8 de taper ton adversaire</text:p>
      <text:p text:style-name="P1">sachant que c'est un genre de jeu de gestion hein, c'est pas aussi mauvais comme stat que dans un Morrowind où t'arrives pas à taper un crabe hein</text:p>
      <text:p text:style-name="P1">C'est plutôt genre t'attaques une fois toutes les secondes, le truc à 3 PV, donc avec de la chance, tu le butes en 3 secondes, mais en moyenne, tu vas le buter en 5~6 secondes, et sans chance, tu seras ptèt là 8 secondes voire plus</text:p>
      <text:p text:style-name="P1">Je pense faire varier le seuil entre 1 et 5 et la variation entre 6 et 12 </text:p>
      <text:p text:style-name="P1">histoire que les trucs invraisemblables, t'ais 1 chance sur 12 de progresser dans ta tâche, alors que les trucs probables, t'ais 85% de chances (car la poisse arrive)</text:p>
      <text:p text:style-name="P1">du coup t'auras des trucs genre les haches auront beaucoup de variation, mais un bonus de dégâts pour compenser, genre tu tapes pas souvent, mais quand t'y arrives, tu défonces</text:p>
      <text:p text:style-name="P1">qu'en penses tu ?</text:p>
      <text:p text:style-name="P1"/>
      <text:p text:style-name="P1">Tanryoku — Today at 7:22 PM</text:p>
      <text:p text:style-name="P1">Par expérience les trucs qui ont moins de 50% de chance ça fait grave chier si t'as pas de cul lol</text:p>
      <text:p text:style-name="P1">C'est moi hein mais perso j'aime bien quand les chances s'adapte éventuellement. ça dépend du reste du jeu mais c'est pas mal si en 3-8 par exemple, ya un moyen d'ajuster après un certain nombre d'échecs</text:p>
      <text:p text:style-name="P1">Prinnydad — Today at 7:22 PM</text:p>
      <text:p text:style-name="P1">bah l'idée c'est que tu fais ton build en fonction de ce que tu veux faire</text:p>
      <text:p text:style-name="P1">Tanryoku — Today at 7:23 PM</text:p>
      <text:p text:style-name="P1">Ouais</text:p>
      <text:p text:style-name="P1">hmmm</text:p>
      <text:p text:style-name="P1">J'ai envie de dire tout va dépendre des stats de l'équilibrage</text:p>
      <text:p text:style-name="P1">Prinnydad — Today at 7:23 PM</text:p>
      <text:p text:style-name="P1">genre autant tu veux juste cueillir des champignons, t'as 5/6 en cueillettes, mais si un Valtrax te choppe cul nu dans la nature, tu vas pas tanker ou le taper avec ton stuff de cueillette tu vois</text:p>
      <text:p text:style-name="P1">Tanryoku — Today at 7:24 PM</text:p>
      <text:p text:style-name="P1">Mais genre dans ton exemple à la hache si t'arrives à 2/10 par exemple, faut que ce soit un truc dur de base sinon ça va créer soit bcp de frustration soit bcp de cheese</text:p>
      <text:p text:style-name="P1">Prinnydad — Today at 7:24 PM</text:p>
      <text:p text:style-name="P1">puis c'est 1 recalcul auto à chaque seconde avec une option pour accélérer le rythme du jeu</text:p>
      <text:p text:style-name="P1">Tanryoku — Today at 7:24 PM</text:p>
      <text:p text:style-name="P1">Genre soit tu OS tout, soit tu une éternité à tuer ton mob</text:p>
      <text:p text:style-name="P1">J'ferais attention à ça surtout</text:p>
      <text:p text:style-name="P1">Prinnydad — Today at 7:24 PM</text:p>
      <text:p text:style-name="P1">tu peux switcher entre 2 armes en cours de partie pour t'adapter</text:p>
      <text:p text:style-name="P1">genre t'as une arme pour les petits une arme pour les gros, ou une contondante une <text:soft-page-break/>tranchante etc</text:p>
      <text:p text:style-name="P1">selon ce dont t'as besoin tu vois</text:p>
      <text:p text:style-name="P1">Tanryoku — Today at 7:25 PM</text:p>
      <text:p text:style-name="P1">ça veut dire que t'ajustes les valeurs selon quelle arme vs quel mob ?</text:p>
      <text:p text:style-name="P1">Prinnydad — Today at 7:25 PM</text:p>
      <text:p text:style-name="P1">comme ça si tu veux tailler ta route serein avec 5/6 de précision, t'as l'épée toute con qui fait 1 de dégâts, ce qui te permet de rusher les trashmob jusqu'à ce boss qui a 1 d'armure et bloque donc tous les dégâts inférieurs à 2, sur lequel tu sors ta hache</text:p>
      <text:p text:style-name="P1">non, t'as toujours les mêmes chances</text:p>
      <text:p text:style-name="P1">Tanryoku — Today at 7:25 PM</text:p>
      <text:p text:style-name="P1">ouais je vois</text:p>
      <text:p text:style-name="P1">Prinnydad — Today at 7:26 PM</text:p>
      <text:p text:style-name="P1">ça sera d'autres stats qui vont changer la donne</text:p>
      <text:p text:style-name="P1">Tanryoku — Today at 7:26 PM</text:p>
      <text:p text:style-name="P1">ouais ça peut être intéressant là<text:line-break/><text:line-break/><text:span text:style-name="T2">je me dis que ce système est turbo puissant en fait</text:span></text:p>
      <text:p text:style-name="P2">jpeux l'adapter à tout et n'importe quoi</text:p>
      <text:p text:style-name="P2">genre t'arrives devant des ruines antiques, t'as un genre d'esprit qui apparait, faut que tu résistes à la peur du paranormal, bah si t'as pas de stuff pour, t'as seuil 1 varia 12</text:p>
      <text:p text:style-name="P2">jpeux faire une "attaque" ou une "défense" à tout et n'importe quoi avec ça</text:p>
      <text:p text:style-name="P2">genre "escalade un mur avant que tu ne fatigues, tombe et te blesse"</text:p>
      <text:p text:style-name="P2">ou "apprivoise un mouton"</text:p>
      <text:p text:style-name="P2">tout marche</text:p>
      <text:p text:style-name="P2">et jme dis que ça peut permettre des trucs funs</text:p>
      <text:p text:style-name="P2">genre tu te balades avec une armure qui a un stat ??? </text:p>
      <text:p text:style-name="P2">tu vas tenter exprès des nouvelles situations pour voir ce qu'est ce stat</text:p>
      <text:p text:style-name="P2">autant c'est "voir l'invisible", autant c'est "parler aux animaux" </text:p>
      <text:p text:style-name="P2">et je pense faire un genre de systèmes de seuils multiples à terme</text:p>
      <text:p text:style-name="P2">genre </text:p>
      <text:p text:style-name="P2">1 à 6 : échec</text:p>
      <text:p text:style-name="P2">7 à 9 : tu réussis pas, mais genre tu infliges un stack d'alté d'état, au bout de 3 ça proc</text:p>
      <text:p text:style-name="P2">10+ : tu blesses </text:p>
      <text:p text:style-name="P2">tu vois</text:p>
      <text:p text:style-name="P2">nuancer le jeu des stats avec du bonbon pour theorycrafteur<text:line-break/><text:line-break/></text:p>
      <text:p text:style-name="P2">Tanryoku — Today at 7:40 PM</text:p>
      <text:p text:style-name="P2">I see</text:p>
      <text:p text:style-name="P2">pk pas hein si en plus tu peux adapter lol</text:p>
      <text:p text:style-name="P2">Prinnydad — Today at 7:41 PM</text:p>
      <text:p text:style-name="P2">bah comme ça ça permet de continuer d'étendre le jeu en variant les stats</text:p>
      <text:p text:style-name="P2">genre même si t'as le stuff le plus méta du jeu, le Vaal Hazaak peut te niquer avec son debuff signature</text:p>
      <text:p text:style-name="P2">bah pareil</text:p>
      <text:p text:style-name="P2">comme ça pas de power creep</text:p>
      <text:p text:style-name="P2">Tanryoku — Today at 7:42 PM</text:p>
      <text:p text:style-name="P2">xD bon moi perso le Vaal je l'aime pas pour ça hein :p mais bon</text:p>
      <text:p text:style-name="P2">Mais ça a l'air de fonctionner hein</text:p>
      <text:p text:style-name="P2">Le plus dur j'trouve c'est l'équilibrage quoi</text:p>
      <text:p text:style-name="P2">mais le système en soi il a l'air efficace</text:p>
      <text:p text:style-name="P2"><text:soft-page-break/>Prinnydad — Today at 7:42 PM</text:p>
      <text:p text:style-name="P2">si tu veux aller à un endroit, d'abord t'explore pour tâter le terrain et chopper des infos et ensuite tu fais une expédition à proprement parler tu vois</text:p>
      <text:p text:style-name="P2">dans l'idée la boucle de gameplay c'est genre </text:p>
      <text:p text:style-name="P2"/>
      <text:p text:style-name="P2">1. Tu vas dans la zone 1 du désert. Tu choppes des plantes, des minerais, ptet une peau ou une griffe de {truc}prey </text:p>
      <text:p text:style-name="P2">2. Tu rentres, tu forges un truc ou deux assez basiques, genre un gant de résistance au chaud</text:p>
      <text:p text:style-name="P2">3. Tu y retournes, t'as des vaguements meilleurs stats pour la zone 1 si tu veux continuer d'y farmer, sinon tu vas a la 2</text:p>
      <text:p text:style-name="P2"/>
      <text:p text:style-name="P2">Et c'est tout. Ce qui sera intéressant, c'était qu'autant en zone 4, t'as un gros mob, donc tu voudras y aller en sneaky pour gagner des infos sur lui sans avoir à fuir (et donc récolter moins d'infos)</text:p>
      <text:p text:style-name="P2">et autant sur le trajet tu vas trouver un oeuf ou un gros truc à ramener au camp, un truc rare tu vois</text:p>
      <text:p text:style-name="P2">Tanryoku — Today at 7:45 PM</text:p>
      <text:p text:style-name="P2">ça serait bien de mettre des alté d'état tôt je pense</text:p>
      <text:p text:style-name="P2">ou des élts ou quoi pour ajouter des bonus et une réflexion pour le build quoi</text:p>
      <text:p text:style-name="P2">Prinnydad — Today at 7:45 PM</text:p>
      <text:p text:style-name="P2">et ptet en récompense de ça, un villageois t'apprendras qu'en faisant 1 -&gt; 13 -&gt; 4 ça va plus vite qu'en faisant 1 -&gt; 2 -&gt; 3 -&gt; 4 donc t'auras de meilleurs chances de battre la grosse bestiole (vu que tu seras moins drainé des trash mobs)</text:p>
      <text:p text:style-name="P2">Tanryoku — Today at 7:45 PM</text:p>
      <text:p text:style-name="P2">pour pas juste faire plus fort puis plus fort et puis c'est tout</text:p>
      <text:p text:style-name="P2">Prinnydad — Today at 7:45 PM</text:p>
      <text:p text:style-name="P2">c'est prévu 🙂</text:p>
      <text:p text:style-name="P2">Tanryoku — Today at 7:45 PM</text:p>
      <text:p text:style-name="P2">:p</text:p>
      <text:p text:style-name="P2">Prinnydad — Today at 7:46 PM</text:p>
      <text:p text:style-name="P2">justement jcompte mettre des "soft gates" de partout, genre en zone 13 ya des merdouilles qui paralysent mais craignent le poison</text:p>
      <text:p text:style-name="P2">et en zone 1 tu peux trouver des champi poisons pour rajouter un affix à ton stuff</text:p>
      <text:p text:style-name="P2">donc si tu passes 2~3 fois ou 2~3 minutes dans la zone 1, ça "débloque" la zone 13</text:p>
      <text:p text:style-name="P2">si tu fais ça avec tes champi, t'auras d'autres trucs à faire pour que t'ais des choix à faire justement</text:p>
      <text:p text:style-name="P2">je veux que les joueurs cogitent à ce qu'ils font et soient contents de leurs choix</text:p>
      <text:p text:style-name="P2">genre autant tu pourras juste revendre les champi empoisonnés pour chopper un grappin pour aller dans encore une autre zone tu vois</text:p>
      <text:p text:style-name="P2">ou un second slot d'arme justement</text:p>
      <text:p text:style-name="P2">pour si t'as envie d'avoir la hache pour les ennemis plus solides que la moyenne mais que tu veux l'épée pour les giaprey :d <text:line-break/></text:p>
      <text:p text:style-name="P2"/>
      <text:p text:style-name="P2">Tanryoku — Today at 7:54 PM</text:p>
      <text:p text:style-name="P2">hmmmm ouais niveau économie après je suppose que ce sera facile d farmer</text:p>
      <text:p text:style-name="P2">Prinnydad — Today at 7:56 PM</text:p>
      <text:p text:style-name="P2">moyennement en fait</text:p>
      <text:p text:style-name="P2">la plupart des trucs du jeu coûteront peu de sous</text:p>
      <text:p text:style-name="P2">les seuls trucs qui rapporteront vraiment seront des quêtes annexes random</text:p>
      <text:p text:style-name="P2"><text:soft-page-break/>l'intérêt c'est de pouvoir y arriver sans farmer</text:p>
      <text:p text:style-name="P2">mais que farmer débloque des options pour gruger</text:p>
      <text:p text:style-name="P2">je veux permettre aux joueurs de sequence break dans un jeu cosy lol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20:08:18.207000000</dc:date>
    <meta:editing-duration>PT2M39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4" meta:paragraph-count="114" meta:word-count="1446" meta:character-count="7537" meta:non-whitespace-character-count="6165"/>
  </office:meta>
</office:document-meta>
</file>